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52.7pt"/>
    </style:style>
    <style:style style:name="co3" style:family="table-column">
      <style:table-column-properties fo:break-before="auto" style:column-width="20.89pt"/>
    </style:style>
    <style:style style:name="co4" style:family="table-column">
      <style:table-column-properties fo:break-before="auto" style:column-width="37.39pt"/>
    </style:style>
    <style:style style:name="co5" style:family="table-column">
      <style:table-column-properties fo:break-before="auto" style:column-width="42.86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64.86pt"/>
    </style:style>
    <style:style style:name="co8" style:family="table-column">
      <style:table-column-properties fo:break-before="auto" style:column-width="59.36pt"/>
    </style:style>
    <style:style style:name="co9" style:family="table-column">
      <style:table-column-properties fo:break-before="auto" style:column-width="22.65pt"/>
    </style:style>
    <style:style style:name="co10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4" style:family="table-cell" style:parent-style-name="Default" style:data-style-name="N122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Droid Sans Mono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7" style:family="table-cell" style:parent-style-name="Default" style:data-style-name="N3">
      <style:table-cell-properties fo:background-color="#ffffcc" style:text-align-source="fix" style:repeat-content="false"/>
      <style:paragraph-properties fo:text-align="end" fo:margin-left="0pt"/>
      <style:text-properties style:font-name="Droid Sans Mono"/>
    </style:style>
    <style:style style:name="ce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Droid Sans Mono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4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5" table:default-cell-style-name="ce3"/>
        <table:table-column table:style-name="co10" table:number-columns-repeated="2" table:default-cell-style-name="ce6"/>
        <table:table-column table:style-name="co10" table:default-cell-style-name="ce3"/>
        <table:table-column table:style-name="co1" table:number-columns-repeated="2" table:default-cell-style-name="ce6"/>
        <table:table-column table:style-name="co1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8" office:value-type="string" calcext:value-type="string" table:number-columns-spanned="3" table:number-rows-spanned="1">
            <text:p>loss per transform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office:value-type="string" calcext:value-type="string">
            <text:p>Δdt</text:p>
          </table:table-cell>
          <table:table-cell office:value-type="string" calcext:value-type="string">
            <text:p>Δbps</text:p>
          </table:table-cell>
          <table:table-cell office:value-type="string" calcext:value-type="string">
            <text:p>Δi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0.099" calcext:value-type="float">
            <text:p>0.09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3101.01" calcext:value-type="float">
            <text:p>83101.010</text:p>
          </table:table-cell>
          <table:table-cell office:value-type="float" office:value="3030.303" calcext:value-type="float">
            <text:p>3030.303</text:p>
          </table:table-cell>
          <table:table-cell/>
          <table:table-cell table:formula="of:=-([.E4]-[.E$4])" office:value-type="float" office:value="-0" calcext:value-type="float">
            <text:p>0.000</text:p>
          </table:table-cell>
          <table:table-cell table:formula="of:=[.H4]-[.H$4]" office:value-type="float" office:value="0" calcext:value-type="float">
            <text:p>0</text:p>
          </table:table-cell>
          <table:table-cell table:formula="of:=[.I4]-[.I$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072" calcext:value-type="float">
            <text:p>0.07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14263.889" calcext:value-type="float">
            <text:p>114263.889</text:p>
          </table:table-cell>
          <table:table-cell office:value-type="float" office:value="4166.667" calcext:value-type="float">
            <text:p>4166.667</text:p>
          </table:table-cell>
          <table:table-cell/>
          <table:table-cell table:formula="of:=-([.E5]-[.E$4])" office:value-type="float" office:value="0.027" calcext:value-type="float">
            <text:p>0.027</text:p>
          </table:table-cell>
          <table:table-cell table:formula="of:=[.H5]-[.H$4]" office:value-type="float" office:value="31162.879" calcext:value-type="float">
            <text:p>31,163</text:p>
          </table:table-cell>
          <table:table-cell table:formula="of:=[.I5]-[.I$4]" office:value-type="float" office:value="1136.364" calcext:value-type="float">
            <text:p>1,136</text:p>
          </table:table-cell>
          <table:table-cell table:formula="of:=[.K5]/[.C5]" office:value-type="float" office:value="0.027" calcext:value-type="float">
            <text:p>0.027</text:p>
          </table:table-cell>
          <table:table-cell table:formula="of:=[.L5]/[.$C5]" office:value-type="float" office:value="31162.879" calcext:value-type="float">
            <text:p>31,163</text:p>
          </table:table-cell>
          <table:table-cell table:formula="of:=[.M5]/[.$C5]" office:value-type="float" office:value="1136.364" calcext:value-type="float">
            <text:p>1,1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064" calcext:value-type="float">
            <text:p>0.06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28546.875" calcext:value-type="float">
            <text:p>128546.875</text:p>
          </table:table-cell>
          <table:table-cell office:value-type="float" office:value="4687.5" calcext:value-type="float">
            <text:p>4687.500</text:p>
          </table:table-cell>
          <table:table-cell/>
          <table:table-cell table:formula="of:=-([.E6]-[.E$4])" office:value-type="float" office:value="0.035" calcext:value-type="float">
            <text:p>0.035</text:p>
          </table:table-cell>
          <table:table-cell table:formula="of:=[.H6]-[.H$4]" office:value-type="float" office:value="45445.865" calcext:value-type="float">
            <text:p>45,446</text:p>
          </table:table-cell>
          <table:table-cell table:formula="of:=[.I6]-[.I$4]" office:value-type="float" office:value="1657.197" calcext:value-type="float">
            <text:p>1,657</text:p>
          </table:table-cell>
          <table:table-cell table:formula="of:=[.K6]/[.C6]" office:value-type="float" office:value="0.0035" calcext:value-type="float">
            <text:p>0.004</text:p>
          </table:table-cell>
          <table:table-cell table:formula="of:=[.L6]/[.$C6]" office:value-type="float" office:value="4544.5865" calcext:value-type="float">
            <text:p>4,545</text:p>
          </table:table-cell>
          <table:table-cell table:formula="of:=[.M6]/[.$C6]" office:value-type="float" office:value="165.7197" calcext:value-type="float">
            <text:p>1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nc</text:p>
          </table:table-cell>
          <table:table-cell office:value-type="float" office:value="0.087" calcext:value-type="float">
            <text:p>0.087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4563.218" calcext:value-type="float">
            <text:p>94563.218</text:p>
          </table:table-cell>
          <table:table-cell office:value-type="float" office:value="3448.276" calcext:value-type="float">
            <text:p>3448.276</text:p>
          </table:table-cell>
          <table:table-cell/>
          <table:table-cell table:formula="of:=-([.E7]-[.E$4])" office:value-type="float" office:value="0.012" calcext:value-type="float">
            <text:p>0.012</text:p>
          </table:table-cell>
          <table:table-cell table:formula="of:=[.H7]-[.H$4]" office:value-type="float" office:value="11462.208" calcext:value-type="float">
            <text:p>11,462</text:p>
          </table:table-cell>
          <table:table-cell table:formula="of:=[.I7]-[.I$4]" office:value-type="float" office:value="417.973" calcext:value-type="float">
            <text:p>418</text:p>
          </table:table-cell>
          <table:table-cell table:formula="of:=[.K7]/[.C7]" office:value-type="float" office:value="0.0006" calcext:value-type="float">
            <text:p>0.001</text:p>
          </table:table-cell>
          <table:table-cell table:formula="of:=[.L7]/[.$C7]" office:value-type="float" office:value="573.1104" calcext:value-type="float">
            <text:p>573</text:p>
          </table:table-cell>
          <table:table-cell table:formula="of:=[.M7]/[.$C7]" office:value-type="float" office:value="20.89865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nc</text:p>
          </table:table-cell>
          <table:table-cell office:value-type="float" office:value="0.216" calcext:value-type="float">
            <text:p>0.21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38087.963" calcext:value-type="float">
            <text:p>38087.963</text:p>
          </table:table-cell>
          <table:table-cell office:value-type="float" office:value="1388.889" calcext:value-type="float">
            <text:p>1388.889</text:p>
          </table:table-cell>
          <table:table-cell/>
          <table:table-cell table:formula="of:=-([.E8]-[.E$4])" office:value-type="float" office:value="-0.117" calcext:value-type="float">
            <text:p>-0.117</text:p>
          </table:table-cell>
          <table:table-cell table:formula="of:=[.H8]-[.H$4]" office:value-type="float" office:value="-45013.047" calcext:value-type="float">
            <text:p>-45,013</text:p>
          </table:table-cell>
          <table:table-cell table:formula="of:=[.I8]-[.I$4]" office:value-type="float" office:value="-1641.414" calcext:value-type="float">
            <text:p>-1,641</text:p>
          </table:table-cell>
          <table:table-cell table:formula="of:=[.K8]/[.C8]" office:value-type="float" office:value="-0.002925" calcext:value-type="float">
            <text:p>-0.003</text:p>
          </table:table-cell>
          <table:table-cell table:formula="of:=[.L8]/[.$C8]" office:value-type="float" office:value="-1125.326175" calcext:value-type="float">
            <text:p>-1,125</text:p>
          </table:table-cell>
          <table:table-cell table:formula="of:=[.M8]/[.$C8]" office:value-type="float" office:value="-41.03535" calcext:value-type="float">
            <text:p>-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0,size=short,mode=asy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ync</text:p>
          </table:table-cell>
          <table:table-cell office:value-type="float" office:value="0.039" calcext:value-type="float">
            <text:p>0.03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210948.718" calcext:value-type="float">
            <text:p>210948.718</text:p>
          </table:table-cell>
          <table:table-cell office:value-type="float" office:value="7692.308" calcext:value-type="float">
            <text:p>7692.308</text:p>
          </table:table-cell>
          <table:table-cell/>
          <table:table-cell table:formula="of:=-([.E9]-[.E$9])" office:value-type="float" office:value="-0" calcext:value-type="float">
            <text:p>0.000</text:p>
          </table:table-cell>
          <table:table-cell table:formula="of:=[.H9]-[.H$9]" office:value-type="float" office:value="0" calcext:value-type="float">
            <text:p>0</text:p>
          </table:table-cell>
          <table:table-cell table:formula="of:=[.I9]-[.I$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=1,size=short,mode=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0.083" calcext:value-type="float">
            <text:p>0.083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99120.482" calcext:value-type="float">
            <text:p>99120.482</text:p>
          </table:table-cell>
          <table:table-cell office:value-type="float" office:value="3614.458" calcext:value-type="float">
            <text:p>3614.458</text:p>
          </table:table-cell>
          <table:table-cell/>
          <table:table-cell table:formula="of:=-([.E10]-[.E$9])" office:value-type="float" office:value="-0.044" calcext:value-type="float">
            <text:p>-0.044</text:p>
          </table:table-cell>
          <table:table-cell table:formula="of:=[.H10]-[.H$9]" office:value-type="float" office:value="-111828.236" calcext:value-type="float">
            <text:p>-111,828</text:p>
          </table:table-cell>
          <table:table-cell table:formula="of:=[.I10]-[.I$9]" office:value-type="float" office:value="-4077.85" calcext:value-type="float">
            <text:p>-4,078</text:p>
          </table:table-cell>
          <table:table-cell table:formula="of:=[.K10]/[.C10]" office:value-type="float" office:value="-0.044" calcext:value-type="float">
            <text:p>-0.044</text:p>
          </table:table-cell>
          <table:table-cell table:formula="of:=[.L10]/[.$C10]" office:value-type="float" office:value="-111828.236" calcext:value-type="float">
            <text:p>-111,828</text:p>
          </table:table-cell>
          <table:table-cell table:formula="of:=[.M10]/[.$C10]" office:value-type="float" office:value="-4077.85" calcext:value-type="float">
            <text:p>-4,0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10,size=short,mode=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0.106" calcext:value-type="float">
            <text:p>0.10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77613.208" calcext:value-type="float">
            <text:p>77613.208</text:p>
          </table:table-cell>
          <table:table-cell office:value-type="float" office:value="2830.189" calcext:value-type="float">
            <text:p>2830.189</text:p>
          </table:table-cell>
          <table:table-cell/>
          <table:table-cell table:formula="of:=-([.E11]-[.E$9])" office:value-type="float" office:value="-0.067" calcext:value-type="float">
            <text:p>-0.067</text:p>
          </table:table-cell>
          <table:table-cell table:formula="of:=[.H11]-[.H$9]" office:value-type="float" office:value="-133335.51" calcext:value-type="float">
            <text:p>-133,336</text:p>
          </table:table-cell>
          <table:table-cell table:formula="of:=[.I11]-[.I$9]" office:value-type="float" office:value="-4862.119" calcext:value-type="float">
            <text:p>-4,862</text:p>
          </table:table-cell>
          <table:table-cell table:formula="of:=[.K11]/[.C11]" office:value-type="float" office:value="-0.0067" calcext:value-type="float">
            <text:p>-0.007</text:p>
          </table:table-cell>
          <table:table-cell table:formula="of:=[.L11]/[.$C11]" office:value-type="float" office:value="-13333.551" calcext:value-type="float">
            <text:p>-13,334</text:p>
          </table:table-cell>
          <table:table-cell table:formula="of:=[.M11]/[.$C11]" office:value-type="float" office:value="-486.2119" calcext:value-type="float">
            <text:p>-4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20,size=short,mode=asyn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ync</text:p>
          </table:table-cell>
          <table:table-cell office:value-type="float" office:value="0.124" calcext:value-type="float">
            <text:p>0.12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66346.774" calcext:value-type="float">
            <text:p>66346.774</text:p>
          </table:table-cell>
          <table:table-cell office:value-type="float" office:value="2419.355" calcext:value-type="float">
            <text:p>2419.355</text:p>
          </table:table-cell>
          <table:table-cell/>
          <table:table-cell table:formula="of:=-([.E12]-[.E$9])" office:value-type="float" office:value="-0.085" calcext:value-type="float">
            <text:p>-0.085</text:p>
          </table:table-cell>
          <table:table-cell table:formula="of:=[.H12]-[.H$9]" office:value-type="float" office:value="-144601.944" calcext:value-type="float">
            <text:p>-144,602</text:p>
          </table:table-cell>
          <table:table-cell table:formula="of:=[.I12]-[.I$9]" office:value-type="float" office:value="-5272.953" calcext:value-type="float">
            <text:p>-5,273</text:p>
          </table:table-cell>
          <table:table-cell table:formula="of:=[.K12]/[.C12]" office:value-type="float" office:value="-0.00425" calcext:value-type="float">
            <text:p>-0.004</text:p>
          </table:table-cell>
          <table:table-cell table:formula="of:=[.L12]/[.$C12]" office:value-type="float" office:value="-7230.0972" calcext:value-type="float">
            <text:p>-7,230</text:p>
          </table:table-cell>
          <table:table-cell table:formula="of:=[.M12]/[.$C12]" office:value-type="float" office:value="-263.64765" calcext:value-type="float">
            <text:p>-2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=40,size=short,mode=asyn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ync</text:p>
          </table:table-cell>
          <table:table-cell office:value-type="float" office:value="0.202" calcext:value-type="float">
            <text:p>0.20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40727.723" calcext:value-type="float">
            <text:p>40727.723</text:p>
          </table:table-cell>
          <table:table-cell office:value-type="float" office:value="1485.149" calcext:value-type="float">
            <text:p>1485.149</text:p>
          </table:table-cell>
          <table:table-cell/>
          <table:table-cell table:formula="of:=-([.E13]-[.E$9])" office:value-type="float" office:value="-0.163" calcext:value-type="float">
            <text:p>-0.163</text:p>
          </table:table-cell>
          <table:table-cell table:formula="of:=[.H13]-[.H$9]" office:value-type="float" office:value="-170220.995" calcext:value-type="float">
            <text:p>-170,221</text:p>
          </table:table-cell>
          <table:table-cell table:formula="of:=[.I13]-[.I$9]" office:value-type="float" office:value="-6207.159" calcext:value-type="float">
            <text:p>-6,207</text:p>
          </table:table-cell>
          <table:table-cell table:formula="of:=[.K13]/[.C13]" office:value-type="float" office:value="-0.004075" calcext:value-type="float">
            <text:p>-0.004</text:p>
          </table:table-cell>
          <table:table-cell table:formula="of:=[.L13]/[.$C13]" office:value-type="float" office:value="-4255.524875" calcext:value-type="float">
            <text:p>-4,256</text:p>
          </table:table-cell>
          <table:table-cell table:formula="of:=[.M13]/[.$C13]" office:value-type="float" office:value="-155.178975" calcext:value-type="float">
            <text:p>-155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0,size=long,mode=syn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.966" calcext:value-type="float">
            <text:p>1.966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18964.395" calcext:value-type="float">
            <text:p>718964.395</text:p>
          </table:table-cell>
          <table:table-cell table:style-name="ce4" office:value-type="float" office:value="24806.714" calcext:value-type="float">
            <text:p>24806.714</text:p>
          </table:table-cell>
          <table:table-cell table:style-name="ce2"/>
          <table:table-cell table:style-name="ce4" table:formula="of:=-([.E14]-[.E$14])" office:value-type="float" office:value="-0" calcext:value-type="float">
            <text:p>0.000</text:p>
          </table:table-cell>
          <table:table-cell table:style-name="ce7" table:formula="of:=[.H14]-[.H$14]" office:value-type="float" office:value="0" calcext:value-type="float">
            <text:p>0</text:p>
          </table:table-cell>
          <table:table-cell table:style-name="ce7" table:formula="of:=[.I14]-[.I$14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2.742" calcext:value-type="float">
            <text:p>2.74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5493.8" calcext:value-type="float">
            <text:p>515493.800</text:p>
          </table:table-cell>
          <table:table-cell table:style-name="ce4" office:value-type="float" office:value="17786.287" calcext:value-type="float">
            <text:p>17786.287</text:p>
          </table:table-cell>
          <table:table-cell table:style-name="ce2"/>
          <table:table-cell table:style-name="ce4" table:formula="of:=-([.E15]-[.E$14])" office:value-type="float" office:value="-0.776" calcext:value-type="float">
            <text:p>-0.776</text:p>
          </table:table-cell>
          <table:table-cell table:style-name="ce7" table:formula="of:=[.H15]-[.H$14]" office:value-type="float" office:value="-203470.595" calcext:value-type="float">
            <text:p>-203,471</text:p>
          </table:table-cell>
          <table:table-cell table:style-name="ce7" table:formula="of:=[.I15]-[.I$14]" office:value-type="float" office:value="-7020.427" calcext:value-type="float">
            <text:p>-7,020</text:p>
          </table:table-cell>
          <table:table-cell table:style-name="ce4" table:formula="of:=[.K15]/[.$C15]" office:value-type="float" office:value="-0.776" calcext:value-type="float">
            <text:p>-0.776</text:p>
          </table:table-cell>
          <table:table-cell table:style-name="ce7" table:formula="of:=[.L15]/[.$C15]" office:value-type="float" office:value="-203470.595" calcext:value-type="float">
            <text:p>-203,471</text:p>
          </table:table-cell>
          <table:table-cell table:style-name="ce7" table:formula="of:=[.M15]/[.$C15]" office:value-type="float" office:value="-7020.427" calcext:value-type="float">
            <text:p>-7,020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6.682" calcext:value-type="float">
            <text:p>6.682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211536.067" calcext:value-type="float">
            <text:p>211536.067</text:p>
          </table:table-cell>
          <table:table-cell table:style-name="ce4" office:value-type="float" office:value="7298.713" calcext:value-type="float">
            <text:p>7298.713</text:p>
          </table:table-cell>
          <table:table-cell table:style-name="ce2"/>
          <table:table-cell table:style-name="ce4" table:formula="of:=-([.E16]-[.E$14])" office:value-type="float" office:value="-4.716" calcext:value-type="float">
            <text:p>-4.716</text:p>
          </table:table-cell>
          <table:table-cell table:style-name="ce7" table:formula="of:=[.H16]-[.H$14]" office:value-type="float" office:value="-507428.328" calcext:value-type="float">
            <text:p>-507,428</text:p>
          </table:table-cell>
          <table:table-cell table:style-name="ce7" table:formula="of:=[.I16]-[.I$14]" office:value-type="float" office:value="-17508.001" calcext:value-type="float">
            <text:p>-17,508</text:p>
          </table:table-cell>
          <table:table-cell table:style-name="ce4" table:formula="of:=[.K16]/[.$C16]" office:value-type="float" office:value="-0.4716" calcext:value-type="float">
            <text:p>-0.472</text:p>
          </table:table-cell>
          <table:table-cell table:style-name="ce7" table:formula="of:=[.L16]/[.$C16]" office:value-type="float" office:value="-50742.8328" calcext:value-type="float">
            <text:p>-50,743</text:p>
          </table:table-cell>
          <table:table-cell table:style-name="ce7" table:formula="of:=[.M16]/[.$C16]" office:value-type="float" office:value="-1750.8001" calcext:value-type="float">
            <text:p>-1,75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0.784" calcext:value-type="float">
            <text:p>10.784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072.329" calcext:value-type="float">
            <text:p>131072.329</text:p>
          </table:table-cell>
          <table:table-cell table:style-name="ce4" office:value-type="float" office:value="4522.441" calcext:value-type="float">
            <text:p>4522.441</text:p>
          </table:table-cell>
          <table:table-cell table:style-name="ce2"/>
          <table:table-cell table:style-name="ce4" table:formula="of:=-([.E17]-[.E$14])" office:value-type="float" office:value="-8.818" calcext:value-type="float">
            <text:p>-8.818</text:p>
          </table:table-cell>
          <table:table-cell table:style-name="ce7" table:formula="of:=[.H17]-[.H$14]" office:value-type="float" office:value="-587892.066" calcext:value-type="float">
            <text:p>-587,892</text:p>
          </table:table-cell>
          <table:table-cell table:style-name="ce7" table:formula="of:=[.I17]-[.I$14]" office:value-type="float" office:value="-20284.273" calcext:value-type="float">
            <text:p>-20,284</text:p>
          </table:table-cell>
          <table:table-cell table:style-name="ce4" table:formula="of:=[.K17]/[.$C17]" office:value-type="float" office:value="-0.4409" calcext:value-type="float">
            <text:p>-0.441</text:p>
          </table:table-cell>
          <table:table-cell table:style-name="ce7" table:formula="of:=[.L17]/[.$C17]" office:value-type="float" office:value="-29394.6033" calcext:value-type="float">
            <text:p>-29,395</text:p>
          </table:table-cell>
          <table:table-cell table:style-name="ce7" table:formula="of:=[.M17]/[.$C17]" office:value-type="float" office:value="-1014.21365" calcext:value-type="float">
            <text:p>-1,014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ync</text:p>
          </table:table-cell>
          <table:table-cell table:style-name="ce4" office:value-type="float" office:value="19.103" calcext:value-type="float">
            <text:p>19.10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73992.776" calcext:value-type="float">
            <text:p>73992.776</text:p>
          </table:table-cell>
          <table:table-cell table:style-name="ce4" office:value-type="float" office:value="2553.002" calcext:value-type="float">
            <text:p>2553.002</text:p>
          </table:table-cell>
          <table:table-cell table:style-name="ce2"/>
          <table:table-cell table:style-name="ce4" table:formula="of:=-([.E18]-[.E$14])" office:value-type="float" office:value="-17.137" calcext:value-type="float">
            <text:p>-17.137</text:p>
          </table:table-cell>
          <table:table-cell table:style-name="ce7" table:formula="of:=[.H18]-[.H$14]" office:value-type="float" office:value="-644971.619" calcext:value-type="float">
            <text:p>-644,972</text:p>
          </table:table-cell>
          <table:table-cell table:style-name="ce7" table:formula="of:=[.I18]-[.I$14]" office:value-type="float" office:value="-22253.712" calcext:value-type="float">
            <text:p>-22,254</text:p>
          </table:table-cell>
          <table:table-cell table:style-name="ce4" table:formula="of:=[.K18]/[.$C18]" office:value-type="float" office:value="-0.428425" calcext:value-type="float">
            <text:p>-0.428</text:p>
          </table:table-cell>
          <table:table-cell table:style-name="ce7" table:formula="of:=[.L18]/[.$C18]" office:value-type="float" office:value="-16124.290475" calcext:value-type="float">
            <text:p>-16,124</text:p>
          </table:table-cell>
          <table:table-cell table:style-name="ce7" table:formula="of:=[.M18]/[.$C18]" office:value-type="float" office:value="-556.3428" calcext:value-type="float">
            <text:p>-55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0,size=long,mode=asyn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.097" calcext:value-type="float">
            <text:p>2.097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674050.548" calcext:value-type="float">
            <text:p>674050.548</text:p>
          </table:table-cell>
          <table:table-cell table:style-name="ce4" office:value-type="float" office:value="23257.034" calcext:value-type="float">
            <text:p>23257.034</text:p>
          </table:table-cell>
          <table:table-cell table:style-name="ce2"/>
          <table:table-cell table:style-name="ce4" table:formula="of:=-([.E19]-[.E$19])" office:value-type="float" office:value="-0" calcext:value-type="float">
            <text:p>0.000</text:p>
          </table:table-cell>
          <table:table-cell table:style-name="ce7" table:formula="of:=[.H19]-[.H$19]" office:value-type="float" office:value="0" calcext:value-type="float">
            <text:p>0</text:p>
          </table:table-cell>
          <table:table-cell table:style-name="ce7" table:formula="of:=[.I19]-[.I$19]"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,size=long,mode=asyn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4.413" calcext:value-type="float">
            <text:p>4.4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320300.023" calcext:value-type="float">
            <text:p>320300.023</text:p>
          </table:table-cell>
          <table:table-cell table:style-name="ce4" office:value-type="float" office:value="11051.439" calcext:value-type="float">
            <text:p>11051.439</text:p>
          </table:table-cell>
          <table:table-cell table:style-name="ce2"/>
          <table:table-cell table:style-name="ce4" table:formula="of:=-([.E20]-[.E$19])" office:value-type="float" office:value="-2.316" calcext:value-type="float">
            <text:p>-2.316</text:p>
          </table:table-cell>
          <table:table-cell table:style-name="ce7" table:formula="of:=[.H20]-[.H$19]" office:value-type="float" office:value="-353750.525" calcext:value-type="float">
            <text:p>-353,751</text:p>
          </table:table-cell>
          <table:table-cell table:style-name="ce7" table:formula="of:=[.I20]-[.I$19]" office:value-type="float" office:value="-12205.595" calcext:value-type="float">
            <text:p>-12,206</text:p>
          </table:table-cell>
          <table:table-cell table:style-name="ce4" table:formula="of:=[.K20]/[.$C20]" office:value-type="float" office:value="-2.316" calcext:value-type="float">
            <text:p>-2.316</text:p>
          </table:table-cell>
          <table:table-cell table:style-name="ce7" table:formula="of:=[.L20]/[.$C20]" office:value-type="float" office:value="-353750.525" calcext:value-type="float">
            <text:p>-353,751</text:p>
          </table:table-cell>
          <table:table-cell table:style-name="ce7" table:formula="of:=[.M20]/[.$C20]" office:value-type="float" office:value="-12205.595" calcext:value-type="float">
            <text:p>-12,206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10,size=long,mode=asyn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0.733" calcext:value-type="float">
            <text:p>10.73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131695.146" calcext:value-type="float">
            <text:p>131695.146</text:p>
          </table:table-cell>
          <table:table-cell table:style-name="ce4" office:value-type="float" office:value="4543.93" calcext:value-type="float">
            <text:p>4543.930</text:p>
          </table:table-cell>
          <table:table-cell table:style-name="ce2"/>
          <table:table-cell table:style-name="ce4" table:formula="of:=-([.E21]-[.E$19])" office:value-type="float" office:value="-8.636" calcext:value-type="float">
            <text:p>-8.636</text:p>
          </table:table-cell>
          <table:table-cell table:style-name="ce7" table:formula="of:=[.H21]-[.H$19]" office:value-type="float" office:value="-542355.402" calcext:value-type="float">
            <text:p>-542,355</text:p>
          </table:table-cell>
          <table:table-cell table:style-name="ce7" table:formula="of:=[.I21]-[.I$19]" office:value-type="float" office:value="-18713.104" calcext:value-type="float">
            <text:p>-18,713</text:p>
          </table:table-cell>
          <table:table-cell table:style-name="ce4" table:formula="of:=[.K21]/[.$C21]" office:value-type="float" office:value="-0.8636" calcext:value-type="float">
            <text:p>-0.864</text:p>
          </table:table-cell>
          <table:table-cell table:style-name="ce7" table:formula="of:=[.L21]/[.$C21]" office:value-type="float" office:value="-54235.5402" calcext:value-type="float">
            <text:p>-54,236</text:p>
          </table:table-cell>
          <table:table-cell table:style-name="ce7" table:formula="of:=[.M21]/[.$C21]" office:value-type="float" office:value="-1871.3104" calcext:value-type="float">
            <text:p>-1,871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20,size=long,mode=asyn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16.113" calcext:value-type="float">
            <text:p>16.113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87723.205" calcext:value-type="float">
            <text:p>87723.205</text:p>
          </table:table-cell>
          <table:table-cell table:style-name="ce4" office:value-type="float" office:value="3026.749" calcext:value-type="float">
            <text:p>3026.749</text:p>
          </table:table-cell>
          <table:table-cell table:style-name="ce2"/>
          <table:table-cell table:style-name="ce4" table:formula="of:=-([.E22]-[.E$19])" office:value-type="float" office:value="-14.016" calcext:value-type="float">
            <text:p>-14.016</text:p>
          </table:table-cell>
          <table:table-cell table:style-name="ce7" table:formula="of:=[.H22]-[.H$19]" office:value-type="float" office:value="-586327.343" calcext:value-type="float">
            <text:p>-586,327</text:p>
          </table:table-cell>
          <table:table-cell table:style-name="ce7" table:formula="of:=[.I22]-[.I$19]" office:value-type="float" office:value="-20230.285" calcext:value-type="float">
            <text:p>-20,230</text:p>
          </table:table-cell>
          <table:table-cell table:style-name="ce4" table:formula="of:=[.K22]/[.$C22]" office:value-type="float" office:value="-0.7008" calcext:value-type="float">
            <text:p>-0.701</text:p>
          </table:table-cell>
          <table:table-cell table:style-name="ce7" table:formula="of:=[.L22]/[.$C22]" office:value-type="float" office:value="-29316.36715" calcext:value-type="float">
            <text:p>-29,316</text:p>
          </table:table-cell>
          <table:table-cell table:style-name="ce7" table:formula="of:=[.M22]/[.$C22]" office:value-type="float" office:value="-1011.51425" calcext:value-type="float">
            <text:p>-1,012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n=40,size=long,mode=asyn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sync</text:p>
          </table:table-cell>
          <table:table-cell table:style-name="ce4" office:value-type="float" office:value="27.659" calcext:value-type="float">
            <text:p>27.659</text:p>
          </table:table-cell>
          <table:table-cell table:style-name="ce2" office:value-type="float" office:value="1413484" calcext:value-type="float">
            <text:p>1413484</text:p>
          </table:table-cell>
          <table:table-cell table:style-name="ce2" office:value-type="float" office:value="48770" calcext:value-type="float">
            <text:p>48770</text:p>
          </table:table-cell>
          <table:table-cell table:style-name="ce4" office:value-type="float" office:value="51103.944" calcext:value-type="float">
            <text:p>51103.944</text:p>
          </table:table-cell>
          <table:table-cell table:style-name="ce4" office:value-type="float" office:value="1763.26" calcext:value-type="float">
            <text:p>1763.260</text:p>
          </table:table-cell>
          <table:table-cell table:style-name="ce2"/>
          <table:table-cell table:style-name="ce4" table:formula="of:=-([.E23]-[.E$19])" office:value-type="float" office:value="-25.562" calcext:value-type="float">
            <text:p>-25.562</text:p>
          </table:table-cell>
          <table:table-cell table:style-name="ce7" table:formula="of:=[.H23]-[.H$19]" office:value-type="float" office:value="-622946.604" calcext:value-type="float">
            <text:p>-622,947</text:p>
          </table:table-cell>
          <table:table-cell table:style-name="ce7" table:formula="of:=[.I23]-[.I$19]" office:value-type="float" office:value="-21493.774" calcext:value-type="float">
            <text:p>-21,494</text:p>
          </table:table-cell>
          <table:table-cell table:style-name="ce4" table:formula="of:=[.K23]/[.$C23]" office:value-type="float" office:value="-0.63905" calcext:value-type="float">
            <text:p>-0.639</text:p>
          </table:table-cell>
          <table:table-cell table:style-name="ce7" table:formula="of:=[.L23]/[.$C23]" office:value-type="float" office:value="-15573.6651" calcext:value-type="float">
            <text:p>-15,574</text:p>
          </table:table-cell>
          <table:table-cell table:style-name="ce7" table:formula="of:=[.M23]/[.$C23]" office:value-type="float" office:value="-537.34435" calcext:value-type="float">
            <text:p>-537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5" office:value-type="string" calcext:value-type="string">
            <text:p>In the above, positive numbers indicate gains, negative ones, losses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2:45:28.543992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3T22:47:09.140383736</dc:date>
    <meta:editing-duration>PT1H54M58S</meta:editing-duration>
    <meta:editing-cycles>33</meta:editing-cycles>
    <meta:generator>LibreOffice/5.1.4.2$Linux_X86_64 LibreOffice_project/10m0$Build-2</meta:generator>
    <meta:document-statistic meta:table-count="1" meta:cell-count="284" meta:object-count="0"/>
  </office:meta>
</office:document-meta>
</file>